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ERALTA MERMA, MARCO ANTONIO</text:p>
            <text:p text:style-name="P5"><text:span text:style-name="T15">Dni</text:span><text:span text:style-name="T14">:4815450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ERALTA MERMA, MARCO ANTON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15450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40:5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